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ombre" form:control-implementation="ooo:com.sun.star.form.component.TextField" xml:id="control1" form:id="control1" form:disabl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name="Shape1" draw:style-name="gr1" draw:text-style-name="P1" svg:width="5.98cm" svg:height="0.9cm" svg:x="1.342cm" svg:y="0.277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2:17:22.375052648</meta:creation-date>
    <meta:editing-duration>PT2M29S</meta:editing-duration>
    <meta:editing-cycles>2</meta:editing-cycles>
    <meta:generator>LibreOffice/6.0.2.1.0$Linux_X86_64 LibreOffice_project/00m0$Build-1</meta:generator>
    <dc:date>2018-05-19T12:20:15.850840453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